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17cm" table:align="margins" style:may-break-between-rows="true" table:border-model="collapsing"/>
    </style:style>
    <style:style style:name="Táboa1.A" style:family="table-column">
      <style:table-column-properties style:column-width="9.095cm" style:rel-column-width="5160*"/>
    </style:style>
    <style:style style:name="Táboa1.B" style:family="table-column">
      <style:table-column-properties style:column-width="7.906cm" style:rel-column-width="4485*"/>
    </style:style>
    <style:style style:name="Táboa1.A1" style:family="table-cell">
      <style:table-cell-properties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áboa1.B1" style:family="table-cell">
      <style:table-cell-properties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áboa1.2" style:family="table-row">
      <style:table-row-properties fo:keep-together="auto"/>
    </style:style>
    <style:style style:name="Táboa1.A2" style:family="table-cell">
      <style:table-cell-properties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áboa1.B2" style:family="table-cell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áboa1.A3" style:family="table-cell">
      <style:table-cell-properties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áboa1.B3" style:family="table-cell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áboa1.B11" style:family="table-cell" style:data-style-name="N10000">
      <style:table-cell-properties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áboa1.B12" style:family="table-cell" style:data-style-name="N10000">
      <style:table-cell-properties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áboa1.A21" style:family="table-cell">
      <style:table-cell-properties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áboa1.B21" style:family="table-cell" style:data-style-name="N10000">
      <style:table-cell-properties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bcba8" officeooo:paragraph-rsid="000bcb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bcb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bc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31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36e1" officeooo:paragraph-rsid="000d3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f506d" officeooo:paragraph-rsid="000f5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d6248" officeooo:paragraph-rsid="000f5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d6248" officeooo:paragraph-rsid="000d62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f506d" officeooo:paragraph-rsid="000f50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d36e1" officeooo:paragraph-rsid="000d36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d31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bcba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506d" style:font-weight-asian="bold" style:font-weight-complex="bold"/>
    </style:style>
    <style:style style:name="T5" style:family="text">
      <style:text-properties officeooo:rsid="001117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YTHON</text:h>
      <text:p text:style-name="Text_20_body"/>
      <text:p text:style-name="Text_20_body"/>
      <table:table table:name="Táboa1" table:style-name="Táboa1" table:template-name="Box List Green">
        <table:table-column table:style-name="Táboa1.A"/>
        <table:table-column table:style-name="Táboa1.B"/>
        <table:table-row>
          <table:table-cell table:style-name="Táboa1.A1" office:value-type="string">
            <text:p text:style-name="P1">CÓDIGO</text:p>
          </table:table-cell>
          <table:table-cell table:style-name="Táboa1.B1" office:value-type="string">
            <text:p text:style-name="P1">FUNCIÓN</text:p>
          </table:table-cell>
        </table:table-row>
        <table:table-row table:style-name="Táboa1.2">
          <table:table-cell table:style-name="Táboa1.A2" office:value-type="string">
            <text:p text:style-name="P4"/>
          </table:table-cell>
          <table:table-cell table:style-name="Táboa1.B2" office:value-type="string">
            <text:p text:style-name="P3"/>
          </table:table-cell>
        </table:table-row>
        <table:table-row table:style-name="Táboa1.2">
          <table:table-cell table:style-name="Táboa1.A3" office:value-type="string">
            <text:p text:style-name="P2"><text:span text:style-name="T1">identificador</text:span>.lower()</text:p>
          </table:table-cell>
          <table:table-cell table:style-name="Táboa1.B3" office:value-type="string">
            <text:p text:style-name="P3">Transforma a minúsculas.</text:p>
          </table:table-cell>
        </table:table-row>
        <table:table-row table:style-name="Táboa1.2">
          <table:table-cell table:style-name="Táboa1.A2" office:value-type="string">
            <text:p text:style-name="P13">random.randomint(<text:span text:style-name="T1">numInicial,numFinal</text:span>)</text:p>
          </table:table-cell>
          <table:table-cell table:style-name="Táboa1.B2" office:value-type="string">
            <text:p text:style-name="P3">Genera numero random entre numInicial y numFinal. <text:span text:style-name="T4">(Necesita “import random”)</text:span></text:p>
          </table:table-cell>
        </table:table-row>
        <table:table-row table:style-name="Táboa1.2">
          <table:table-cell table:style-name="Táboa1.A3" office:value-type="string">
            <text:p text:style-name="P12">len(<text:span text:style-name="T1">identificador</text:span>)</text:p>
          </table:table-cell>
          <table:table-cell table:style-name="Táboa1.B3" office:value-type="string">
            <text:p text:style-name="P5">Longitud de un Array.</text:p>
          </table:table-cell>
        </table:table-row>
        <table:table-row table:style-name="Táboa1.2">
          <table:table-cell table:style-name="Táboa1.A2" office:value-type="string">
            <text:p text:style-name="P10">c=Counter(<text:span text:style-name="T2">Array</text:span>)</text:p>
            <text:p text:style-name="P10">max(c,key=c.get)</text:p>
          </table:table-cell>
          <table:table-cell table:style-name="Táboa1.B2" office:value-type="string">
            <text:p text:style-name="P9">Devuelve el número que más se repite en un Array. <text:span text:style-name="T4">(Necesita “f</text:span><text:span text:style-name="T3">rom collections import Counter”</text:span><text:span text:style-name="T4">)</text:span></text:p>
          </table:table-cell>
        </table:table-row>
        <table:table-row table:style-name="Táboa1.2">
          <table:table-cell table:style-name="Táboa1.A3" office:value-type="string">
            <text:p text:style-name="P11">for i,letra in enumerate(len(<text:span text:style-name="T2">identificador</text:span>)):</text:p>
            <text:p text:style-name="P11"><text:s text:c="4"/>if letra==’a’:</text:p>
            <text:p text:style-name="P11"><text:s text:c="9"/>contador+=1</text:p>
            <text:p text:style-name="P11">print(contador)</text:p>
          </table:table-cell>
          <table:table-cell table:style-name="Táboa1.B3" office:value-type="string">
            <text:p text:style-name="P8">Cuenta cuantas veces aparece la letra ‘a’.</text:p>
          </table:table-cell>
        </table:table-row>
        <table:table-row table:style-name="Táboa1.2">
          <table:table-cell table:style-name="Táboa1.A2" office:value-type="string">
            <text:p text:style-name="P11">diccionario[key]=value</text:p>
          </table:table-cell>
          <table:table-cell table:style-name="Táboa1.B2" office:value-type="string">
            <text:p text:style-name="P8">Añadir un elemento a un diccionario</text:p>
          </table:table-cell>
        </table:table-row>
        <table:table-row table:style-name="Táboa1.2">
          <table:table-cell table:style-name="Táboa1.A3" office:value-type="string">
            <text:p text:style-name="P11">while <text:span text:style-name="T2">num</text:span> in <text:span text:style-name="T2">lista:</text:span></text:p>
            <text:p text:style-name="P11">num=random.randint(numInicial,numFinal)</text:p>
          </table:table-cell>
          <table:table-cell table:style-name="Táboa1.B3" office:value-type="string">
            <text:p text:style-name="P8">Genera un elemento aleatorio hasta que no se repita con uno ya existente en la lista</text:p>
          </table:table-cell>
        </table:table-row>
        <table:table-row table:style-name="Táboa1.2">
          <table:table-cell table:style-name="Táboa1.A2" office:value-type="string">
            <text:p text:style-name="P11">while <text:span text:style-name="T2">num</text:span> <text:span text:style-name="T5">not </text:span>in <text:span text:style-name="T2">lista:</text:span></text:p>
            <text:p text:style-name="P11">num=random.randint(numInicial,numFinal)</text:p>
          </table:table-cell>
          <table:table-cell table:style-name="Táboa1.B2" office:value-type="string">
            <text:p text:style-name="P8">Genera un elemento aleatorio hasta que <text:s/>se repita con uno ya existente en la lista</text:p>
          </table:table-cell>
        </table:table-row>
        <table:table-row table:style-name="Táboa1.2">
          <table:table-cell table:style-name="Táboa1.A3" office:value-type="string">
            <text:p text:style-name="P3"/>
          </table:table-cell>
          <table:table-cell table:style-name="Táboa1.B11">
            <text:p text:style-name="P3"/>
          </table:table-cell>
        </table:table-row>
        <table:table-row table:style-name="Táboa1.2">
          <table:table-cell table:style-name="Táboa1.A2" office:value-type="string">
            <text:p text:style-name="P3"/>
          </table:table-cell>
          <table:table-cell table:style-name="Táboa1.B12">
            <text:p text:style-name="P3"/>
          </table:table-cell>
        </table:table-row>
        <table:table-row table:style-name="Táboa1.2">
          <table:table-cell table:style-name="Táboa1.A3" office:value-type="string">
            <text:p text:style-name="P3"/>
          </table:table-cell>
          <table:table-cell table:style-name="Táboa1.B11">
            <text:p text:style-name="P3"/>
          </table:table-cell>
        </table:table-row>
        <table:table-row table:style-name="Táboa1.2">
          <table:table-cell table:style-name="Táboa1.A2" office:value-type="string">
            <text:p text:style-name="P3"/>
          </table:table-cell>
          <table:table-cell table:style-name="Táboa1.B12">
            <text:p text:style-name="P3"/>
          </table:table-cell>
        </table:table-row>
        <table:table-row table:style-name="Táboa1.2">
          <table:table-cell table:style-name="Táboa1.A3" office:value-type="string">
            <text:p text:style-name="P3"/>
          </table:table-cell>
          <table:table-cell table:style-name="Táboa1.B11">
            <text:p text:style-name="P3"/>
          </table:table-cell>
        </table:table-row>
        <table:table-row table:style-name="Táboa1.2">
          <table:table-cell table:style-name="Táboa1.A2" office:value-type="string">
            <text:p text:style-name="P3"/>
          </table:table-cell>
          <table:table-cell table:style-name="Táboa1.B12">
            <text:p text:style-name="P3"/>
          </table:table-cell>
        </table:table-row>
        <table:table-row table:style-name="Táboa1.2">
          <table:table-cell table:style-name="Táboa1.A3" office:value-type="string">
            <text:p text:style-name="P3"/>
          </table:table-cell>
          <table:table-cell table:style-name="Táboa1.B11">
            <text:p text:style-name="P3"/>
          </table:table-cell>
        </table:table-row>
        <table:table-row table:style-name="Táboa1.2">
          <table:table-cell table:style-name="Táboa1.A2" office:value-type="string">
            <text:p text:style-name="P3"/>
          </table:table-cell>
          <table:table-cell table:style-name="Táboa1.B12">
            <text:p text:style-name="P3"/>
          </table:table-cell>
        </table:table-row>
        <table:table-row table:style-name="Táboa1.2">
          <table:table-cell table:style-name="Táboa1.A3" office:value-type="string">
            <text:p text:style-name="P3"/>
          </table:table-cell>
          <table:table-cell table:style-name="Táboa1.B11">
            <text:p text:style-name="P3"/>
          </table:table-cell>
        </table:table-row>
        <table:table-row table:style-name="Táboa1.2">
          <table:table-cell table:style-name="Táboa1.A2" office:value-type="string">
            <text:p text:style-name="P3"/>
          </table:table-cell>
          <table:table-cell table:style-name="Táboa1.B12">
            <text:p text:style-name="P3"/>
          </table:table-cell>
        </table:table-row>
        <table:table-row table:style-name="Táboa1.2">
          <table:table-cell table:style-name="Táboa1.A21" office:value-type="string">
            <text:p text:style-name="P2"/>
          </table:table-cell>
          <table:table-cell table:style-name="Táboa1.B21">
            <text:p text:style-name="P2"/>
          </table:table-cell>
        </table:table-row>
      </table:table>
      <text:p text:style-name="Text_20_body"><text:soft-page-break/></text:p>
      <text:h text:style-name="P7" text:outline-level="1">JAVA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gl" number:country="ES">
      <number:number number:min-integer-digits="1"/>
    </number:number-style>
    <number:text-style style:name="N10100" number:language="gl" number:country="ES">
      <number:text-content/>
    </number:text-style>
    <style:style style:name="Box_20_List_20_Green.1" style:display-name="Box List Green.1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 style:data-style-name="N1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 style:data-style-name="N1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 style:data-style-name="N1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 style:data-style-name="N1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 style:data-style-name="N1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 style:data-style-name="N1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 style:data-style-name="N1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 style:data-style-name="N1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 style:data-style-name="N1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 style:data-style-name="N1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08:44:08.465000000</meta:creation-date>
    <dc:date>2023-09-22T13:47:36.825000000</dc:date>
    <meta:editing-duration>PT1H9M5S</meta:editing-duration>
    <meta:editing-cycles>6</meta:editing-cycles>
    <meta:generator>LibreOffice/7.5.3.2$Windows_X86_64 LibreOffice_project/9f56dff12ba03b9acd7730a5a481eea045e468f3</meta:generator>
    <meta:document-statistic meta:table-count="1" meta:image-count="0" meta:object-count="0" meta:page-count="3" meta:paragraph-count="26" meta:word-count="105" meta:character-count="829" meta:non-whitespace-character-count="736"/>
  </office:meta>
</office:document-meta>
</file>